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13f88" officeooo:paragraph-rsid="00013f88"/>
    </style:style>
    <style:style style:name="P2" style:family="paragraph" style:parent-style-name="Standard">
      <style:text-properties fo:language="pt" fo:country="PT" fo:font-weight="bold" officeooo:rsid="00013f88" officeooo:paragraph-rsid="00013f8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PLS – Multiprotocol Label Switching</text:p>
      <text:p text:style-name="P1"/>
      <text:p text:style-name="P1">Layer 2.5 → entre MAC e o IP</text:p>
      <text:p text:style-name="P1"/>
      <text:p text:style-name="P1">→ Permite o transporte de multiplos protocolos daí o nome</text:p>
      <text:p text:style-name="P1">→ Switching mais rápido do que o routing IP baseado em prefixos de rede</text:p>
      <text:p text:style-name="P1">→ Principalmente usado por ISPs para interligar escritórios remotos de companhias entre si</text:p>
      <text:p text:style-name="P1">→ MPLS L2 - “Pseudowire” ou VPLS, conectividade L2 (eg. Ethernet) entre sites</text:p>
      <text:p text:style-name="P1">→ MPLS L3 – Routing executado dentro do core MPLS</text:p>
      <text:p text:style-name="P1">→ Tecnologias concorrentes: Shortest Path Bridging / Provider Backbone Bridg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5-07T19:03:20.850000000</dc:date>
    <meta:editing-duration>PT40M14S</meta:editing-duration>
    <meta:editing-cycles>1</meta:editing-cycles>
    <meta:document-statistic meta:table-count="0" meta:image-count="0" meta:object-count="0" meta:page-count="1" meta:paragraph-count="8" meta:word-count="81" meta:character-count="487" meta:non-whitespace-character-count="412"/>
  </office:meta>
</office:document-meta>
</file>